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wfgwefew</text:p>
      <text:p text:style-name="Standard">wef</text:p>
      <text:p text:style-name="Standard">we</text:p>
      <text:p text:style-name="Standard">f</text:p>
      <text:p text:style-name="Standard">we</text:p>
      <text:p text:style-name="Standard">few</text:p>
      <text:p text:style-name="Standard">w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0S</meta:editing-duration>
    <meta:editing-cycles>3</meta:editing-cycles>
    <meta:generator>OpenOffice/4.1.14$Win32 OpenOffice.org_project/4114m1$Build-9811</meta:generator>
    <dc:date>2024-09-07T23:47:47.78</dc:date>
    <meta:document-statistic meta:table-count="0" meta:image-count="0" meta:object-count="0" meta:page-count="1" meta:paragraph-count="7" meta:word-count="7" meta:character-count="22"/>
    <dc:creator>Anton </dc:creator>
    <meta:user-defined meta:name="Info 1"/>
    <meta:user-defined meta:name="Info 2"/>
    <meta:user-defined meta:name="Info 3"/>
    <meta:user-defined meta:name="Info 4"/>
  </office:meta>
</office:document-meta>
</file>